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ucida Console" svg:font-family="Lucida Console" style:font-family-generic="modern" style:font-pitch="fixed" svg:panose-1="2 11 6 9 4 5 4 2 2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P2" style:parent-style-name="Normal" style:family="paragraph">
      <style:paragraph-properties style:text-autospace="none" fo:margin-bottom="0in" fo:line-height="100%"/>
    </style:style>
    <style:style style:name="T3" style:parent-style-name="DefaultParagraphFont" style:family="text">
      <style:text-properties style:font-name="Lucida Console" style:font-name-complex="Lucida Console" fo:color="#00BF00" fo:font-size="9pt" style:font-size-asian="9pt" style:font-size-complex="9pt"/>
    </style:style>
    <style:style style:name="T4" style:parent-style-name="DefaultParagraphFont" style:family="text">
      <style:text-properties style:font-name="Lucida Console" style:font-name-complex="Lucida Console" fo:color="#BF00BF" fo:font-size="9pt" style:font-size-asian="9pt" style:font-size-complex="9pt"/>
    </style:style>
    <style:style style:name="T5" style:parent-style-name="DefaultParagraphFont" style:family="text">
      <style:text-properties style:font-name="Lucida Console" style:font-name-complex="Lucida Console" fo:color="#BFBF00" fo:font-size="9pt" style:font-size-asian="9pt" style:font-size-complex="9pt"/>
    </style:style>
    <style:style style:name="T6" style:parent-style-name="DefaultParagraphFont" style:family="text">
      <style:text-properties style:font-name="Lucida Console" style:font-name-complex="Lucida Console" fo:color="#00BFBF" fo:font-size="9pt" style:font-size-asian="9pt" style:font-size-complex="9pt"/>
    </style:style>
    <style:style style:name="P7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8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BF00" fo:font-size="9pt" style:font-size-asian="9pt" style:font-size-complex="9pt"/>
    </style:style>
    <style:style style:name="P9" style:parent-style-name="Normal" style:family="paragraph">
      <style:paragraph-properties style:text-autospace="none" fo:margin-bottom="0in" fo:line-height="100%"/>
    </style:style>
    <style:style style:name="T10" style:parent-style-name="DefaultParagraphFont" style:family="text">
      <style:text-properties style:font-name="Lucida Console" style:font-name-complex="Lucida Console" fo:color="#00BF00" fo:font-size="9pt" style:font-size-asian="9pt" style:font-size-complex="9pt"/>
    </style:style>
    <style:style style:name="T11" style:parent-style-name="DefaultParagraphFont" style:family="text">
      <style:text-properties style:font-name="Lucida Console" style:font-name-complex="Lucida Console" fo:color="#BF00BF" fo:font-size="9pt" style:font-size-asian="9pt" style:font-size-complex="9pt"/>
    </style:style>
    <style:style style:name="T12" style:parent-style-name="DefaultParagraphFont" style:family="text">
      <style:text-properties style:font-name="Lucida Console" style:font-name-complex="Lucida Console" fo:color="#BFBF00" fo:font-size="9pt" style:font-size-asian="9pt" style:font-size-complex="9pt"/>
    </style:style>
    <style:style style:name="T13" style:parent-style-name="DefaultParagraphFont" style:family="text">
      <style:text-properties style:font-name="Lucida Console" style:font-name-complex="Lucida Console" fo:color="#BFBF00" fo:font-size="9pt" style:font-size-asian="9pt" style:font-size-complex="9pt"/>
    </style:style>
    <style:style style:name="T14" style:parent-style-name="DefaultParagraphFont" style:family="text">
      <style:text-properties style:font-name="Lucida Console" style:font-name-complex="Lucida Console" fo:color="#00BFBF" fo:font-size="9pt" style:font-size-asian="9pt" style:font-size-complex="9pt"/>
    </style:style>
    <style:style style:name="P15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16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17" style:parent-style-name="Normal" style:family="paragraph">
      <style:paragraph-properties style:text-autospace="none" fo:margin-bottom="0in" fo:line-height="100%"/>
    </style:style>
    <style:style style:name="T18" style:parent-style-name="DefaultParagraphFont" style:family="text">
      <style:text-properties style:font-name="Lucida Console" style:font-name-complex="Lucida Console" fo:color="#00BF00" fo:font-size="9pt" style:font-size-asian="9pt" style:font-size-complex="9pt"/>
    </style:style>
    <style:style style:name="T19" style:parent-style-name="DefaultParagraphFont" style:family="text">
      <style:text-properties style:font-name="Lucida Console" style:font-name-complex="Lucida Console" fo:color="#BF00BF" fo:font-size="9pt" style:font-size-asian="9pt" style:font-size-complex="9pt"/>
    </style:style>
    <style:style style:name="T20" style:parent-style-name="DefaultParagraphFont" style:family="text">
      <style:text-properties style:font-name="Lucida Console" style:font-name-complex="Lucida Console" fo:color="#BFBF00" fo:font-size="9pt" style:font-size-asian="9pt" style:font-size-complex="9pt"/>
    </style:style>
    <style:style style:name="T21" style:parent-style-name="DefaultParagraphFont" style:family="text">
      <style:text-properties style:font-name="Lucida Console" style:font-name-complex="Lucida Console" fo:color="#00BFBF" fo:font-size="9pt" style:font-size-asian="9pt" style:font-size-complex="9pt"/>
    </style:style>
    <style:style style:name="P22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23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24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25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26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27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28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29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30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31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32" style:parent-style-name="Normal" style:family="paragraph">
      <style:paragraph-properties style:text-autospace="none" fo:margin-bottom="0in" fo:line-height="100%"/>
    </style:style>
    <style:style style:name="T33" style:parent-style-name="DefaultParagraphFont" style:family="text">
      <style:text-properties style:font-name="Lucida Console" style:font-name-complex="Lucida Console" fo:font-size="9pt" style:font-size-asian="9pt" style:font-size-complex="9pt"/>
    </style:style>
    <style:style style:name="T34" style:parent-style-name="DefaultParagraphFont" style:family="text">
      <style:text-properties style:font-name="Lucida Console" style:font-name-complex="Lucida Console" fo:color="#BF0000" fo:font-size="9pt" style:font-size-asian="9pt" style:font-size-complex="9pt"/>
    </style:style>
    <style:style style:name="T35" style:parent-style-name="DefaultParagraphFont" style:family="text">
      <style:text-properties style:font-name="Lucida Console" style:font-name-complex="Lucida Console" fo:font-size="9pt" style:font-size-asian="9pt" style:font-size-complex="9pt"/>
    </style:style>
    <style:style style:name="T36" style:parent-style-name="DefaultParagraphFont" style:family="text">
      <style:text-properties style:font-name="Lucida Console" style:font-name-complex="Lucida Console" fo:color="#00BF00" fo:font-size="9pt" style:font-size-asian="9pt" style:font-size-complex="9pt"/>
    </style:style>
    <style:style style:name="T37" style:parent-style-name="DefaultParagraphFont" style:family="text">
      <style:text-properties style:font-name="Lucida Console" style:font-name-complex="Lucida Console" fo:font-size="9pt" style:font-size-asian="9pt" style:font-size-complex="9pt"/>
    </style:style>
    <style:style style:name="P38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39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40" style:parent-style-name="Normal" style:family="paragraph">
      <style:paragraph-properties style:text-autospace="none" fo:margin-bottom="0in" fo:line-height="100%"/>
      <style:text-properties fo:hyphenate="true"/>
    </style:style>
    <style:style style:name="T41" style:parent-style-name="DefaultParagraphFont" style:family="text">
      <style:text-properties style:font-name="Lucida Console" style:font-name-complex="Lucida Console" fo:color="#00BF00" fo:font-size="9pt" style:font-size-asian="9pt" style:font-size-complex="9pt"/>
    </style:style>
    <style:style style:name="T42" style:parent-style-name="DefaultParagraphFont" style:family="text">
      <style:text-properties style:font-name="Lucida Console" style:font-name-complex="Lucida Console" fo:color="#BF00BF" fo:font-size="9pt" style:font-size-asian="9pt" style:font-size-complex="9pt"/>
    </style:style>
    <style:style style:name="T43" style:parent-style-name="DefaultParagraphFont" style:family="text">
      <style:text-properties style:font-name="Lucida Console" style:font-name-complex="Lucida Console" fo:color="#BFBF00" fo:font-size="9pt" style:font-size-asian="9pt" style:font-size-complex="9pt"/>
    </style:style>
    <style:style style:name="T44" style:parent-style-name="DefaultParagraphFont" style:family="text">
      <style:text-properties style:font-name="Lucida Console" style:font-name-complex="Lucida Console" fo:color="#00BFBF" fo:font-size="9pt" style:font-size-asian="9pt" style:font-size-complex="9pt"/>
    </style:style>
    <style:style style:name="P45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 fo:hyphenate="true"/>
    </style:style>
    <style:style style:name="P46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 fo:hyphenate="true"/>
    </style:style>
    <style:style style:name="P47" style:parent-style-name="Normal" style:family="paragraph">
      <style:paragraph-properties style:text-autospace="none" fo:margin-bottom="0in" fo:line-height="100%"/>
      <style:text-properties fo:hyphenate="true"/>
    </style:style>
    <style:style style:name="T48" style:parent-style-name="DefaultParagraphFont" style:family="text">
      <style:text-properties style:font-name="Lucida Console" style:font-name-complex="Lucida Console" fo:color="#00BF00" fo:font-size="9pt" style:font-size-asian="9pt" style:font-size-complex="9pt"/>
    </style:style>
    <style:style style:name="T49" style:parent-style-name="DefaultParagraphFont" style:family="text">
      <style:text-properties style:font-name="Lucida Console" style:font-name-complex="Lucida Console" fo:color="#BF00BF" fo:font-size="9pt" style:font-size-asian="9pt" style:font-size-complex="9pt"/>
    </style:style>
    <style:style style:name="T50" style:parent-style-name="DefaultParagraphFont" style:family="text">
      <style:text-properties style:font-name="Lucida Console" style:font-name-complex="Lucida Console" fo:color="#BFBF00" fo:font-size="9pt" style:font-size-asian="9pt" style:font-size-complex="9pt"/>
    </style:style>
    <style:style style:name="T51" style:parent-style-name="DefaultParagraphFont" style:family="text">
      <style:text-properties style:font-name="Lucida Console" style:font-name-complex="Lucida Console" fo:color="#00BFBF" fo:font-size="9pt" style:font-size-asian="9pt" style:font-size-complex="9pt"/>
    </style:style>
    <style:style style:name="P52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 fo:hyphenate="true"/>
    </style:style>
    <style:style style:name="P53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 fo:hyphenate="true"/>
    </style:style>
    <style:style style:name="P54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 fo:hyphenate="true"/>
    </style:style>
    <style:style style:name="P55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 fo:hyphenate="true"/>
    </style:style>
    <style:style style:name="P56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 fo:hyphenate="true"/>
    </style:style>
    <style:style style:name="P57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 fo:hyphenate="true"/>
    </style:style>
    <style:style style:name="P58" style:parent-style-name="Normal" style:family="paragraph">
      <style:paragraph-properties style:text-autospace="none" fo:margin-bottom="0in" fo:line-height="100%"/>
      <style:text-properties fo:hyphenate="true"/>
    </style:style>
    <style:style style:name="T59" style:parent-style-name="DefaultParagraphFont" style:family="text">
      <style:text-properties style:font-name="Lucida Console" style:font-name-complex="Lucida Console" fo:color="#00BF00" fo:font-size="9pt" style:font-size-asian="9pt" style:font-size-complex="9pt"/>
    </style:style>
    <style:style style:name="T60" style:parent-style-name="DefaultParagraphFont" style:family="text">
      <style:text-properties style:font-name="Lucida Console" style:font-name-complex="Lucida Console" fo:color="#BF00BF" fo:font-size="9pt" style:font-size-asian="9pt" style:font-size-complex="9pt"/>
    </style:style>
    <style:style style:name="T61" style:parent-style-name="DefaultParagraphFont" style:family="text">
      <style:text-properties style:font-name="Lucida Console" style:font-name-complex="Lucida Console" fo:color="#BFBF00" fo:font-size="9pt" style:font-size-asian="9pt" style:font-size-complex="9pt"/>
    </style:style>
    <style:style style:name="T62" style:parent-style-name="DefaultParagraphFont" style:family="text">
      <style:text-properties style:font-name="Lucida Console" style:font-name-complex="Lucida Console" fo:color="#00BFBF" fo:font-size="9pt" style:font-size-asian="9pt" style:font-size-complex="9pt"/>
    </style:style>
    <style:style style:name="P63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 fo:hyphenate="true"/>
    </style:style>
    <style:style style:name="P64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 fo:hyphenate="true"/>
    </style:style>
    <style:style style:name="P65" style:parent-style-name="Normal" style:family="paragraph">
      <style:paragraph-properties style:text-autospace="none" fo:margin-bottom="0in" fo:line-height="100%"/>
      <style:text-properties fo:hyphenate="true"/>
    </style:style>
    <style:style style:name="T66" style:parent-style-name="DefaultParagraphFont" style:family="text">
      <style:text-properties style:font-name="Lucida Console" style:font-name-complex="Lucida Console" fo:font-size="9pt" style:font-size-asian="9pt" style:font-size-complex="9pt"/>
    </style:style>
    <style:style style:name="T67" style:parent-style-name="DefaultParagraphFont" style:family="text">
      <style:text-properties style:font-name="Lucida Console" style:font-name-complex="Lucida Console" fo:color="#BF0000" fo:font-size="9pt" style:font-size-asian="9pt" style:font-size-complex="9pt"/>
    </style:style>
    <style:style style:name="T68" style:parent-style-name="DefaultParagraphFont" style:family="text">
      <style:text-properties style:font-name="Lucida Console" style:font-name-complex="Lucida Console" fo:font-size="9pt" style:font-size-asian="9pt" style:font-size-complex="9pt"/>
    </style:style>
    <style:style style:name="P69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BF0000" fo:font-size="9pt" style:font-size-asian="9pt" style:font-size-complex="9pt" fo:hyphenate="true"/>
    </style:style>
    <style:style style:name="P70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BFBF00" fo:font-size="9pt" style:font-size-asian="9pt" style:font-size-complex="9pt" fo:hyphenate="true"/>
    </style:style>
    <style:style style:name="P71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BFBF00" fo:font-size="9pt" style:font-size-asian="9pt" style:font-size-complex="9pt" fo:hyphenate="true"/>
    </style:style>
    <style:style style:name="P72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BFBF00" fo:font-size="9pt" style:font-size-asian="9pt" style:font-size-complex="9pt" fo:hyphenate="true"/>
    </style:style>
    <style:style style:name="P73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BFBF00" fo:font-size="9pt" style:font-size-asian="9pt" style:font-size-complex="9pt" fo:hyphenate="true"/>
    </style:style>
    <style:style style:name="P74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BFBF00" fo:font-size="9pt" style:font-size-asian="9pt" style:font-size-complex="9pt" fo:hyphenate="true"/>
    </style:style>
    <style:style style:name="P75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BFBF00" fo:font-size="9pt" style:font-size-asian="9pt" style:font-size-complex="9pt" fo:hyphenate="true"/>
    </style:style>
    <style:style style:name="P76" style:parent-style-name="Normal" style:family="paragraph">
      <style:paragraph-properties style:text-autospace="none" fo:margin-bottom="0in" fo:line-height="100%"/>
      <style:text-properties fo:hyphenate="true"/>
    </style:style>
    <style:style style:name="T77" style:parent-style-name="DefaultParagraphFont" style:family="text">
      <style:text-properties style:font-name="Lucida Console" style:font-name-complex="Lucida Console" fo:color="#00BF00" fo:font-size="9pt" style:font-size-asian="9pt" style:font-size-complex="9pt"/>
    </style:style>
    <style:style style:name="T78" style:parent-style-name="DefaultParagraphFont" style:family="text">
      <style:text-properties style:font-name="Lucida Console" style:font-name-complex="Lucida Console" fo:color="#BF00BF" fo:font-size="9pt" style:font-size-asian="9pt" style:font-size-complex="9pt"/>
    </style:style>
    <style:style style:name="T79" style:parent-style-name="DefaultParagraphFont" style:family="text">
      <style:text-properties style:font-name="Lucida Console" style:font-name-complex="Lucida Console" fo:color="#BFBF00" fo:font-size="9pt" style:font-size-asian="9pt" style:font-size-complex="9pt"/>
    </style:style>
    <style:style style:name="T80" style:parent-style-name="DefaultParagraphFont" style:family="text">
      <style:text-properties style:font-name="Lucida Console" style:font-name-complex="Lucida Console" fo:color="#00BFBF" fo:font-size="9pt" style:font-size-asian="9pt" style:font-size-complex="9pt"/>
    </style:style>
    <style:style style:name="P81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 fo:hyphenate="true"/>
    </style:style>
    <style:style style:name="P82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 fo:hyphenate="true"/>
    </style:style>
    <style:style style:name="P83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 fo:hyphenate="true"/>
    </style:style>
    <style:style style:name="P84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 fo:hyphenate="true"/>
    </style:style>
    <style:style style:name="P85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 fo:hyphenate="true"/>
    </style:style>
    <style:style style:name="P86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 fo:hyphenate="true"/>
    </style:style>
    <style:style style:name="P87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 fo:hyphenate="true"/>
    </style:style>
    <style:style style:name="P88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 fo:hyphenate="true"/>
    </style:style>
    <style:style style:name="P89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 fo:hyphenate="true"/>
    </style:style>
    <style:style style:name="P90" style:parent-style-name="Normal" style:family="paragraph">
      <style:paragraph-properties style:text-autospace="none" fo:margin-bottom="0in" fo:line-height="100%"/>
      <style:text-properties fo:hyphenate="true"/>
    </style:style>
    <style:style style:name="T91" style:parent-style-name="DefaultParagraphFont" style:family="text">
      <style:text-properties style:font-name="Lucida Console" style:font-name-complex="Lucida Console" fo:font-size="9pt" style:font-size-asian="9pt" style:font-size-complex="9pt"/>
    </style:style>
    <style:style style:name="T92" style:parent-style-name="DefaultParagraphFont" style:family="text">
      <style:text-properties style:font-name="Lucida Console" style:font-name-complex="Lucida Console" fo:color="#BF0000" fo:font-size="9pt" style:font-size-asian="9pt" style:font-size-complex="9pt"/>
    </style:style>
    <style:style style:name="T93" style:parent-style-name="DefaultParagraphFont" style:family="text">
      <style:text-properties style:font-name="Lucida Console" style:font-name-complex="Lucida Console" fo:font-size="9pt" style:font-size-asian="9pt" style:font-size-complex="9pt"/>
    </style:style>
    <style:style style:name="T94" style:parent-style-name="DefaultParagraphFont" style:family="text">
      <style:text-properties style:font-name="Lucida Console" style:font-name-complex="Lucida Console" fo:color="#00BF00" fo:font-size="9pt" style:font-size-asian="9pt" style:font-size-complex="9pt"/>
    </style:style>
    <style:style style:name="T95" style:parent-style-name="DefaultParagraphFont" style:family="text">
      <style:text-properties style:font-name="Lucida Console" style:font-name-complex="Lucida Console" fo:font-size="9pt" style:font-size-asian="9pt" style:font-size-complex="9pt"/>
    </style:style>
    <style:style style:name="P96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 fo:hyphenate="true"/>
    </style:style>
    <style:style style:name="P97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 fo:hyphenate="true"/>
    </style:style>
    <style:style style:name="P98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 fo:hyphenate="true"/>
    </style:style>
    <style:style style:name="P99" style:parent-style-name="Normal" style:family="paragraph">
      <style:paragraph-properties style:text-autospace="none" fo:margin-bottom="0in" fo:line-height="100%"/>
      <style:text-properties fo:hyphenate="true"/>
    </style:style>
    <style:style style:name="T100" style:parent-style-name="DefaultParagraphFont" style:family="text">
      <style:text-properties style:font-name="Lucida Console" style:font-name-complex="Lucida Console" fo:color="#00BF00" fo:font-size="9pt" style:font-size-asian="9pt" style:font-size-complex="9pt"/>
    </style:style>
    <style:style style:name="T101" style:parent-style-name="DefaultParagraphFont" style:family="text">
      <style:text-properties style:font-name="Lucida Console" style:font-name-complex="Lucida Console" fo:color="#BF00BF" fo:font-size="9pt" style:font-size-asian="9pt" style:font-size-complex="9pt"/>
    </style:style>
    <style:style style:name="T102" style:parent-style-name="DefaultParagraphFont" style:family="text">
      <style:text-properties style:font-name="Lucida Console" style:font-name-complex="Lucida Console" fo:color="#BFBF00" fo:font-size="9pt" style:font-size-asian="9pt" style:font-size-complex="9pt"/>
    </style:style>
    <style:style style:name="T103" style:parent-style-name="DefaultParagraphFont" style:family="text">
      <style:text-properties style:font-name="Lucida Console" style:font-name-complex="Lucida Console" fo:color="#00BFBF" fo:font-size="9pt" style:font-size-asian="9pt" style:font-size-complex="9pt"/>
    </style:style>
    <style:style style:name="P104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 fo:hyphenate="true"/>
    </style:style>
    <style:style style:name="P105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 fo:hyphenate="true"/>
    </style:style>
    <style:style style:name="P106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 fo:hyphenate="true"/>
    </style:style>
    <style:style style:name="P107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 fo:hyphenate="true"/>
    </style:style>
    <style:style style:name="P108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 fo:hyphenate="true"/>
    </style:style>
    <style:style style:name="P109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 fo:hyphenate="true"/>
    </style:style>
    <style:style style:name="P110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 fo:hyphenate="true"/>
    </style:style>
    <style:style style:name="P111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 fo:hyphenate="true"/>
    </style:style>
    <style:style style:name="P112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 fo:hyphenate="true"/>
    </style:style>
    <style:style style:name="P113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 fo:hyphenate="true"/>
    </style:style>
  </office:automatic-styles>
  <office:body>
    <office:text text:use-soft-page-breaks="true">
      <text:p text:style-name="P1">Journal #2</text:p>
      <text:p text:style-name="Normal"/>
      <text:p text:style-name="Normal">Started to write the INSTALL document (need to save as .odt for when I want to open it on Debian machine for compatibility issue)</text:p>
      <text:p text:style-name="Normal">Cloned the project repository on my Windows machine (needed more processing power and<text:s/>screen space to work on the journals and INSTALL file):</text:p>
      <text:p text:style-name="P2"><text:span text:style-name="T3">veron@DESKTOP-OISU7SF<text:s/></text:span><text:span text:style-name="T4">MINGW64<text:s/></text:span><text:span text:style-name="T5">~/Documents/Computer Science Program/Semester 3/Unix</text:span><text:span text:style-name="T6"><text:s/>(master)</text:span></text:p>
      <text:p text:style-name="P7">$ git clone https://github.com/VeroKar/Final-Project.git</text:p>
      <text:p text:style-name="P8"/>
      <text:p text:style-name="P9"><text:span text:style-name="T10">veron@DESKTOP-OISU7SF<text:s/></text:span><text:span text:style-name="T11">MINGW64<text:s/></text:span><text:span text:style-name="T12">~/Documents/Computer</text:span><text:span text:style-name="T13"><text:s/>Science Program/Semester 3/Unix</text:span><text:span text:style-name="T14"><text:s/>(master)</text:span></text:p>
      <text:p text:style-name="P15">$ cd C:/Users/veron/Documents/'Computer Science Program'/'Semester 3'/Unix/Final-Project</text:p>
      <text:p text:style-name="P16"/>
      <text:p text:style-name="P17"><text:span text:style-name="T18">veron@DESKTOP-OISU7SF<text:s/></text:span><text:span text:style-name="T19">MINGW64<text:s/></text:span><text:span text:style-name="T20">~/Documents/Computer Science Program/Semester 3/Unix/Final-Project</text:span><text:span text:style-name="T21"><text:s/>(main)</text:span></text:p>
      <text:p text:style-name="P22">$ git pull</text:p>
      <text:p text:style-name="P23">remote: Enumerating objects: 3, done.</text:p>
      <text:p text:style-name="P24">remote: Counting objects: 100% (3/3), done.</text:p>
      <text:p text:style-name="P25">remote: Compressing objects: 100% (2/2), done.</text:p>
      <text:p text:style-name="P26">remote: Total 2 (delta 0), reused 0 (delta 0), pack-reused 0</text:p>
      <text:p text:style-name="P27">Unpacking objects: 100% (2/2), 642 bytes | 13.00 KiB/s, done.</text:p>
      <text:p text:style-name="P28">From<text:s/>https://github.com/VeroKar/Final-Project</text:p>
      <text:p text:style-name="P29"><text:s text:c="3"/>8c8bb56..c78f545 <text:s/>main <text:s text:c="6"/>-&gt; origin/main</text:p>
      <text:p text:style-name="P30">Updating 8c8bb56..c78f545</text:p>
      <text:p text:style-name="P31">Fast-forward</text:p>
      <text:p text:style-name="P32"><text:span text:style-name="T33"><text:s/>Journal.odt | Bin<text:s/></text:span><text:span text:style-name="T34">19425</text:span><text:span text:style-name="T35"><text:s/>-&gt;<text:s/></text:span><text:span text:style-name="T36">0</text:span><text:span text:style-name="T37"><text:s/>bytes</text:span></text:p>
      <text:p text:style-name="P38"><text:s/>1 file changed, 0 insertions(+), 0 deletions(-)</text:p>
      <text:p text:style-name="P39"><text:s/>delete mode 100644 Journal.odt</text:p>
      <text:p text:style-name="Normal"/>
      <text:p text:style-name="P40"><text:span text:style-name="T41">veron@DESKTOP-OISU7SF<text:s/></text:span><text:span text:style-name="T42">MINGW64<text:s/></text:span><text:span text:style-name="T43">~/Documents/Computer Science Program/Semester 3/Unix/Final-Project</text:span><text:span text:style-name="T44"><text:s/>(main)</text:span></text:p>
      <text:p text:style-name="P45">$ git add INSTALL.odt Journal_2.odt README.md</text:p>
      <text:p text:style-name="P46"/>
      <text:p text:style-name="P47"><text:span text:style-name="T48">veron@DESKTOP-OISU7SF<text:s/></text:span><text:span text:style-name="T49">MINGW64<text:s/></text:span><text:span text:style-name="T50">~/Documents/Computer Science Program/Semester 3/Unix/Final-Project</text:span><text:span text:style-name="T51"><text:s/>(main)</text:span></text:p>
      <text:p text:style-name="P52">$ git commit -m "Added INSTALL file and Journa_2 file, modified README"</text:p>
      <text:p text:style-name="P53">[main 1d281b0] Added INSTALL file and Journa_2 file, modified README</text:p>
      <text:p text:style-name="P54"><text:s/>3 files changed, 18 insertions(+)</text:p>
      <text:p text:style-name="P55"><text:s/>create mode 100644 INSTALL.odt</text:p>
      <text:p text:style-name="P56"><text:s/>create mode 100644 Journal_2.odt</text:p>
      <text:p text:style-name="P57"/>
      <text:p text:style-name="P58"><text:span text:style-name="T59">veron@DESKTOP-OISU7SF<text:s/></text:span><text:span text:style-name="T60">MINGW64<text:s/></text:span><text:span text:style-name="T61">~/Documents/Computer Science Program/Semester 3/Unix/Final-Project</text:span><text:span text:style-name="T62"><text:s/>(main)</text:span></text:p>
      <text:p text:style-name="P63">$ git push</text:p>
      <text:p text:style-name="P64">To https://github.com/VeroKar/Final-Project.git</text:p>
      <text:p text:style-name="P65"><text:span text:style-name="T66"><text:s/></text:span><text:span text:style-name="T67">! [rejected] <text:s text:c="6"/></text:span><text:span text:style-name="T68"><text:s/>main -&gt; main (fetch first)</text:span></text:p>
      <text:p text:style-name="P69">error: failed to push some refs to 'https://github.com/VeroKar/Final-Project.git'</text:p>
      <text:p text:style-name="P70">hint: Updates were rejected because the remote contains work that you do</text:p>
      <text:p text:style-name="P71">hint: not have locally. This is usually caused by another repository pushing</text:p>
      <text:p text:style-name="P72">hint: to the same ref. You may want to first integrate the remote changes</text:p>
      <text:p text:style-name="P73">hint: (e.g., 'git pull ...') before pushing again.</text:p>
      <text:p text:style-name="P74">hint: See the 'Note about fast-forwards' in 'git push --help' for details.</text:p>
      <text:p text:style-name="P75"/>
      <text:p text:style-name="P76"><text:span text:style-name="T77">veron@DESKTOP-OISU7SF<text:s/></text:span><text:span text:style-name="T78">MINGW64<text:s/></text:span><text:span text:style-name="T79">~/Documents/Computer Science Program/Semester 3/Unix/Final-Project</text:span><text:span text:style-name="T80"><text:s/>(main)</text:span></text:p>
      <text:p text:style-name="P81">$ git pull</text:p>
      <text:p text:style-name="P82">remote: Enumerating objects: 4, done.</text:p>
      <text:p text:style-name="P83">remote: Counting objects: 100% (4/4), done.</text:p>
      <text:p text:style-name="P84">remote: Compressing objects: 100% (3/3), done.</text:p>
      <text:p text:style-name="P85">remote: Total 3 (delta 0), reused 3 (delta 0), pack-reused 0</text:p>
      <text:soft-page-break/>
      <text:p text:style-name="P86">Unpacking objects: 100% (3/3), 18.06 KiB | 126.00 KiB/s, done.</text:p>
      <text:p text:style-name="P87">From https://github.com/VeroKar/Final-Project</text:p>
      <text:p text:style-name="P88"><text:s text:c="3"/>c78f545..2163a55 <text:s/>main <text:s text:c="6"/>-&gt; origin/main</text:p>
      <text:p text:style-name="P89">Merge made by the 'recursive' strategy.</text:p>
      <text:p text:style-name="P90"><text:span text:style-name="T91"><text:s/>Journal 1.odt | Bin<text:s/></text:span><text:span text:style-name="T92">0</text:span><text:span text:style-name="T93"><text:s/>-&gt;<text:s/></text:span><text:span text:style-name="T94">19659</text:span><text:span text:style-name="T95"><text:s/>bytes</text:span></text:p>
      <text:p text:style-name="P96"><text:s/>1 file changed, 0 insertions(+), 0 deletions(-)</text:p>
      <text:p text:style-name="P97"><text:s/>create mode 100644 Journal 1.odt</text:p>
      <text:p text:style-name="P98"/>
      <text:p text:style-name="P99"><text:span text:style-name="T100">veron@DESKTOP-OISU7SF<text:s/></text:span><text:span text:style-name="T101">MINGW64<text:s/></text:span><text:span text:style-name="T102">~/Documents/Computer Science Program/Semester 3/Unix/Final-Project</text:span><text:span text:style-name="T103"><text:s/>(main)</text:span></text:p>
      <text:p text:style-name="P104">$ git push</text:p>
      <text:p text:style-name="P105">Enumerating objects: 11, done.</text:p>
      <text:p text:style-name="P106">Counting objects: 100% (10/10), done.</text:p>
      <text:p text:style-name="P107">Delta compression using up to 4 threads</text:p>
      <text:p text:style-name="P108">Compressing objects: 100% (7/7), done.</text:p>
      <text:p text:style-name="P109">Writing objects: 100% (7/7), 19.07 KiB | 3.81 MiB/s, done.</text:p>
      <text:p text:style-name="P110">Total 7 (delta 1), reused 0 (delta 0), pack-reused 0</text:p>
      <text:p text:style-name="P111">remote: Resolving deltas: 100% (1/1), done.</text:p>
      <text:p text:style-name="P112">To https://github.com/VeroKar/Final-Project.git</text:p>
      <text:p text:style-name="P113"><text:s text:c="3"/>2163a55..b4e7825 <text:s/>main -&gt; main</text:p>
      <text:p text:style-name="Normal"/>
      <text:p text:style-name="Normal"/>
      <text:p text:style-name="Normal">Wrote<text:s/>the README description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ucida Console" svg:font-family="Lucida Console" style:font-family-generic="modern" style:font-pitch="fixed" svg:panose-1="2 11 6 9 4 5 4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CA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eronique Karwowska</meta:initial-creator>
    <dc:creator>Veronique Karwowska</dc:creator>
    <meta:creation-date>2021-12-04T04:48:00Z</meta:creation-date>
    <dc:date>2021-12-04T04:59:00Z</dc:date>
    <meta:template xlink:href="Normal.dotm" xlink:type="simple"/>
    <meta:editing-cycles>4</meta:editing-cycles>
    <meta:editing-duration>PT120S</meta:editing-duration>
    <meta:document-statistic meta:page-count="2" meta:paragraph-count="7" meta:word-count="527" meta:character-count="3525" meta:row-count="25" meta:non-whitespace-character-count="3005"/>
  </office:meta>
</office:document-meta>
</file>